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6217in"/>
    </style:style>
    <style:style style:name="co4" style:family="table-column">
      <style:table-column-properties fo:break-before="auto" style:column-width="4.0854in"/>
    </style:style>
    <style:style style:name="co5" style:family="table-column">
      <style:table-column-properties fo:break-before="auto" style:column-width="5.5063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style:text-position="42% 100%" fo:font-size="12pt" fo:language="en" fo:country="US" style:font-size-asian="12pt" style:font-size-complex="6.80000019073486pt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21" table:default-cell-style-name="ce2"/>
        <table:table-row table:style-name="ro2">
          <table:table-cell table:style-name="ce1" office:value-type="string">
            <text:p>Adult Link – OoT</text:p>
          </table:table-cell>
          <table:table-cell office:value-type="string">
            <text:p>30<text:span text:style-name="T1">th</text:span> 8 bit Mario Modern Color - 15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Animal Crossing - Amiibo Festival</text:p>
          </table:table-cell>
          <table:table-cell office:value-type="string">
            <text:p>8-bit Mario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Bowser - Mario Odyssey </text:p>
          </table:table-cell>
          <table:table-cell office:value-type="string">
            <text:p>Animal Crossing – 3 pack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Captain Falcon</text:p>
          </table:table-cell>
          <table:table-cell office:value-type="string">
            <text:p>Animal Crossing Rover - 1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Daisy - Mario Series </text:p>
          </table:table-cell>
          <table:table-cell office:value-type="string">
            <text:p>Blathers - 8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Dark Samus</text:p>
          </table:table-cell>
          <table:table-cell office:value-type="string">
            <text:p>Bowser - 12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Daruk – BOTW</text:p>
          </table:table-cell>
          <table:table-cell office:value-type="string">
            <text:p>Bowser Jr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Donkey Kong – SSB</text:p>
          </table:table-cell>
          <table:table-cell office:value-type="string">
            <text:p>Callie/Marie Inkling 2 pack - 13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Duck Hunt, Game &amp; Watch, ROB</text:p>
          </table:table-cell>
          <table:table-cell office:value-type="string">
            <text:p>Celeste - 8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Falco – SSB</text:p>
          </table:table-cell>
          <table:table-cell office:value-type="string">
            <text:p>Charizard - 2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Ganondorf </text:p>
          </table:table-cell>
          <table:table-cell office:value-type="string">
            <text:p>Chibi Robo w/ Game - 1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Guardian</text:p>
          </table:table-cell>
          <table:table-cell office:value-type="string">
            <text:p>Cloud - 3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Ice Climbers</text:p>
          </table:table-cell>
          <table:table-cell office:value-type="string">
            <text:p>Dark Pit - 12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Ivysaur</text:p>
          </table:table-cell>
          <table:table-cell office:value-type="string">
            <text:p>Dr Mario – 13 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King Dedede – Kirby Series</text:p>
          </table:table-cell>
          <table:table-cell office:value-type="string">
            <text:p>Gannondorf - 18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Kirby – SSB</text:p>
          </table:table-cell>
          <table:table-cell office:value-type="string">
            <text:p>Greninja - 18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Link - 8 Bit </text:p>
          </table:table-cell>
          <table:table-cell office:value-type="string">
            <text:p>Ike - 2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Link - Links Awakening </text:p>
          </table:table-cell>
          <table:table-cell office:value-type="string">
            <text:p>Inceneroar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Link – SSB</text:p>
          </table:table-cell>
          <table:table-cell office:value-type="string">
            <text:p>JigglyPuff – 15 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Link Archer - BOTW </text:p>
          </table:table-cell>
          <table:table-cell office:value-type="string">
            <text:p>Kappan - 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Link Rider – BOTW</text:p>
          </table:table-cell>
          <table:table-cell office:value-type="string">
            <text:p>Kicks - 8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Lucas</text:p>
          </table:table-cell>
          <table:table-cell office:value-type="string">
            <text:p>Little Mac - 12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Lucas</text:p>
          </table:table-cell>
          <table:table-cell office:value-type="string">
            <text:p>Lucario - 2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Mario - Mario Odyssey </text:p>
          </table:table-cell>
          <table:table-cell office:value-type="string">
            <text:p>Mario Party 10 Game w/ Mario - 3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Mario – SSB</text:p>
          </table:table-cell>
          <table:table-cell office:value-type="string">
            <text:p>Marth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Megaman </text:p>
          </table:table-cell>
          <table:table-cell office:value-type="string">
            <text:p>Mega Yarn Yoshi - 13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Midna – Twilight Princess </text:p>
          </table:table-cell>
          <table:table-cell office:value-type="string">
            <text:p>Mewtwo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Mipha – BOTW</text:p>
          </table:table-cell>
          <table:table-cell office:value-type="string">
            <text:p>Mii Brawler 3-pack - 7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Ness – SSB</text:p>
          </table:table-cell>
          <table:table-cell office:value-type="string">
            <text:p>Olimar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Peach - Mario Odyssey </text:p>
          </table:table-cell>
          <table:table-cell office:value-type="string">
            <text:p>Pacman - 12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Pikmin</text:p>
          </table:table-cell>
          <table:table-cell office:value-type="string">
            <text:p>Peach - 12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Pit – SSB</text:p>
          </table:table-cell>
          <table:table-cell office:value-type="string">
            <text:p>Pichu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Ridley</text:p>
          </table:table-cell>
          <table:table-cell office:value-type="string">
            <text:p>Pickachi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ROB (Famicom Colors)</text:p>
          </table:table-cell>
          <table:table-cell office:value-type="string">
            <text:p>Resetti - 12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ROB (Famicom Colors)</text:p>
          </table:table-cell>
          <table:table-cell office:value-type="string">
            <text:p>Richter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Ryu – SSB</text:p>
          </table:table-cell>
          <table:table-cell office:value-type="string">
            <text:p>Roy - 14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amus – SSB</text:p>
          </table:table-cell>
          <table:table-cell office:value-type="string">
            <text:p>Shovel Knight - 30</text:p>
          </table:table-cell>
          <table:table-cell table:style-name="Default"/>
          <table:table-cell table:number-columns-repeated="1021"/>
        </table:table-row>
        <table:table-row table:style-name="ro5">
          <table:table-cell office:value-type="string">
            <text:p>Shovel Knight (Gold)</text:p>
          </table:table-cell>
          <table:table-cell office:value-type="string">
            <text:p>Shovel Knight 3-Pack - 3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ilver Mario </text:p>
          </table:table-cell>
          <table:table-cell office:value-type="string">
            <text:p>Shulk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imon</text:p>
          </table:table-cell>
          <table:table-cell office:value-type="string">
            <text:p>SMB Luigi - 16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onic</text:p>
          </table:table-cell>
          <table:table-cell office:value-type="string">
            <text:p>SMB Mario - 16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platoon 3 pack</text:p>
          </table:table-cell>
          <table:table-cell office:value-type="string">
            <text:p>SMB Yoshi - 8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platoon Boy (white w/ blue hair) </text:p>
          </table:table-cell>
          <table:table-cell office:value-type="string">
            <text:p>SSB Mario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platoon Girl (white w. orange hair)</text:p>
          </table:table-cell>
          <table:table-cell office:value-type="string">
            <text:p>Timmy/Tommy - 13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quirtle</text:p>
          </table:table-cell>
          <table:table-cell office:value-type="string">
            <text:p>Toon Link - 18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Star Fox – SSB</text:p>
          </table:table-cell>
          <table:table-cell office:value-type="string">
            <text:p>Twilight Princess w/ Wolf Link Amiibo - 6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Toad - Mario Series </text:p>
          </table:table-cell>
          <table:table-cell office:value-type="string">
            <text:p>Villager - 1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Tom Nook</text:p>
          </table:table-cell>
          <table:table-cell office:value-type="string">
            <text:p>Waddle Dee - 12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Toon Link - Wind Waker with wand </text:p>
          </table:table-cell>
          <table:table-cell office:value-type="string">
            <text:p>Wario - 2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Toon Link - Wind Walker with wand</text:p>
          </table:table-cell>
          <table:table-cell office:value-type="string">
            <text:p>Wolf - 2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Wii Fit Trainer</text:p>
          </table:table-cell>
          <table:table-cell office:value-type="string">
            <text:p>Yoshi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Yarn Yoshi Blue</text:p>
          </table:table-cell>
          <table:table-cell office:value-type="string">
            <text:p>Yoshis Wolly World Game w/ Green Yoshi - 40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Yarn Yoshi Blue</text:p>
          </table:table-cell>
          <table:table-cell office:value-type="string">
            <text:p>Zelda - 15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Yarn Yoshi Green</text:p>
          </table:table-cell>
          <table:table-cell office:value-type="string">
            <text:p>Zero Suit Samus - 12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Yarn Yoshi Pink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1" office:value-type="string">
            <text:p>Young Link w/ mask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1" office:value-type="string">
            <text:p>Zelda – BOTW</text:p>
          </table:table-cell>
          <table:table-cell/>
          <table:table-cell table:style-name="Default"/>
          <table:table-cell table:number-columns-repeated="1021"/>
        </table:table-row>
        <table:table-row table:style-name="ro5">
          <table:table-cell table:number-columns-repeated="2"/>
          <table:table-cell table:style-name="Default"/>
          <table:table-cell table:number-columns-repeated="1021"/>
        </table:table-row>
        <table:table-row table:style-name="ro5" table:number-rows-repeated="2">
          <table:table-cell/>
          <table:table-cell table:style-name="Default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/>
          <table:table-cell table:style-name="Default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3">
          <table:table-cell/>
          <table:table-cell table:style-name="Default"/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2">
          <table:table-cell/>
          <table:table-cell table:style-name="Default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5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5">
          <table:table-cell/>
          <table:table-cell table:style-name="Default"/>
          <table:table-cell table:number-columns-repeated="1022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C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2/18/2020</text:date>, <text:time>15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4:13:59.54</meta:creation-date>
    <dc:date>2020-02-18T15:14:45.01</dc:date>
    <meta:editing-duration>PT19M45S</meta:editing-duration>
    <meta:editing-cycles>2</meta:editing-cycles>
    <meta:generator>OpenOffice/4.1.6$Win32 OpenOffice.org_project/416m1$Build-9790</meta:generator>
    <meta:document-statistic meta:table-count="3" meta:cell-count="111" meta:object-count="0"/>
  </office:meta>
</office:document-meta>
</file>